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objectwithoutfill">
      <style:graphic-properties svg:stroke-width="0.076cm" svg:stroke-color="#990000" draw:marker-start-width="0.314cm" draw:marker-end="Arrow" draw:marker-end-width="0.414cm" draw:fill="none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color="#000000" draw:fill="none" draw:fill-color="#ffffff" fo:min-height="0.762cm"/>
    </style:style>
    <style:style style:name="co1" style:family="table-column">
      <style:table-column-properties style:column-width="1.16cm" style:use-optimal-column-width="false"/>
    </style:style>
    <style:style style:name="co2" style:family="table-column">
      <style:table-column-properties style:column-width="1.202cm" style:use-optimal-column-width="false"/>
    </style:style>
    <style:style style:name="co3" style:family="table-column">
      <style:table-column-properties style:column-width="1.258cm" style:use-optimal-column-width="false"/>
    </style:style>
    <style:style style:name="co4" style:family="table-column">
      <style:table-column-properties style:column-width="1.229cm" style:use-optimal-column-width="false"/>
    </style:style>
    <style:style style:name="co5" style:family="table-column">
      <style:table-column-properties style:column-width="1.23cm" style:use-optimal-column-width="false"/>
    </style:style>
    <style:style style:name="ro1" style:family="table-row">
      <style:table-row-properties style:row-height="1.057cm"/>
    </style:style>
    <style:style style:name="ce1" style:family="table-cell">
      <style:graphic-properties draw:fill="solid" draw:fill-color="#fce9e9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1.13pt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2" style:family="table-cell">
      <style:graphic-properties draw:fill="solid" draw:fill-color="#ffffff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1.13pt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3" style:family="table-cell">
      <style:graphic-properties draw:fill="solid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1.13pt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7.28cm" svg:height="6.341cm" svg:x="0.156cm" svg:y="0.157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0.839cm" svg:height="1.02cm" svg:x="0.378cm" svg:y="1.20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0.807cm" svg:height="0.807cm" svg:x="0.378cm" svg:y="2.30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0.807cm" svg:height="0.807cm" svg:x="0.379cm" svg:y="4.30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0.766cm" svg:height="1.02cm" svg:x="0.379cm" svg:y="3.30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0.939cm" svg:height="1.02cm" svg:x="0.379cm" svg:y="5.40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0.839cm" svg:height="1.02cm" svg:x="1.578cm" svg:y="0.10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draw:layer="layout" svg:width="0.807cm" svg:height="0.807cm" svg:x="2.678cm" svg:y="0.20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0.807cm" svg:height="0.807cm" svg:x="5.179cm" svg:y="0.20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0.831cm" svg:height="1.02cm" svg:x="3.979cm" svg:y="0.1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draw:layer="layout" svg:width="0.939cm" svg:height="1.02cm" svg:x="6.379cm" svg:y="0.10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2" draw:text-style-name="P1" draw:layer="layout" svg:x1="1.678cm" svg:y1="1.782cm" svg:x2="7.266cm" svg:y2="1.782cm">
          <text:p/>
        </draw:line>
        <draw:line draw:style-name="gr2" draw:text-style-name="P1" draw:layer="layout" svg:x1="2.948cm" svg:y1="2.865cm" svg:x2="7.247cm" svg:y2="2.865cm">
          <text:p/>
        </draw:line>
        <draw:line draw:style-name="gr2" draw:text-style-name="P1" draw:layer="layout" svg:x1="4.345cm" svg:y1="3.886cm" svg:x2="7.247cm" svg:y2="3.886cm">
          <text:p/>
        </draw:line>
        <draw:line draw:style-name="gr2" draw:text-style-name="P1" draw:layer="layout" svg:x1="6.269cm" svg:y1="6.004cm" svg:x2="7.177cm" svg:y2="6.023cm">
          <text:p/>
        </draw:line>
        <draw:frame draw:style-name="standard" draw:layer="layout" svg:width="7.28cm" svg:height="6.341cm" svg:x="7.957cm" svg:y="0.176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0.839cm" svg:height="1.02cm" svg:x="8.179cm" svg:y="1.22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1" draw:layer="layout" svg:width="0.807cm" svg:height="0.807cm" svg:x="8.179cm" svg:y="2.32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1" draw:layer="layout" svg:width="0.807cm" svg:height="0.807cm" svg:x="8.18cm" svg:y="4.32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draw:layer="layout" svg:width="0.766cm" svg:height="1.02cm" svg:x="8.18cm" svg:y="3.32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1" draw:layer="layout" svg:width="0.939cm" svg:height="1.02cm" svg:x="8.18cm" svg:y="5.427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text-style-name="P1" draw:layer="layout" svg:width="0.839cm" svg:height="1.02cm" svg:x="9.379cm" svg:y="0.12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" draw:layer="layout" svg:width="0.807cm" svg:height="0.807cm" svg:x="10.479cm" svg:y="0.227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draw:layer="layout" svg:width="0.807cm" svg:height="0.807cm" svg:x="12.98cm" svg:y="0.22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" draw:text-style-name="P1" draw:layer="layout" svg:width="0.831cm" svg:height="1.02cm" svg:x="11.78cm" svg:y="0.127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1" draw:layer="layout" svg:width="0.939cm" svg:height="1.02cm" svg:x="14.18cm" svg:y="0.12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2" draw:text-style-name="P1" draw:layer="layout" svg:x1="9.73cm" svg:y1="1.451cm" svg:x2="9.73cm" svg:y2="2.34cm">
          <text:p/>
        </draw:line>
        <draw:line draw:style-name="gr2" draw:text-style-name="P1" draw:layer="layout" svg:x1="5.469cm" svg:y1="4.99cm" svg:x2="7.209cm" svg:y2="4.99cm">
          <text:p/>
        </draw:line>
        <draw:line draw:style-name="gr2" draw:text-style-name="P1" draw:layer="layout" svg:x1="10.91cm" svg:y1="1.413cm" svg:x2="10.91cm" svg:y2="3.153cm">
          <text:p/>
        </draw:line>
        <draw:line draw:style-name="gr2" draw:text-style-name="P1" draw:layer="layout" svg:x1="12.172cm" svg:y1="1.445cm" svg:x2="12.172cm" svg:y2="4.347cm">
          <text:p/>
        </draw:line>
        <draw:line draw:style-name="gr2" draw:text-style-name="P1" draw:layer="layout" svg:x1="13.399cm" svg:y1="1.425cm" svg:x2="13.399cm" svg:y2="5.261cm">
          <text:p/>
        </draw:line>
        <draw:line draw:style-name="gr2" draw:text-style-name="P1" draw:layer="layout" svg:x1="14.683cm" svg:y1="1.451cm" svg:x2="14.683cm" svg:y2="6.404cm">
          <text:p/>
        </draw:line>
        <draw:frame draw:style-name="standard" draw:layer="layout" svg:width="7.28cm" svg:height="6.341cm" svg:x="15.758cm" svg:y="0.195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0.839cm" svg:height="1.02cm" svg:x="15.98cm" svg:y="1.24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" draw:text-style-name="P1" draw:layer="layout" svg:width="0.807cm" svg:height="0.807cm" svg:x="15.98cm" svg:y="2.34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1" draw:layer="layout" svg:width="0.807cm" svg:height="0.807cm" svg:x="15.981cm" svg:y="4.347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1" draw:layer="layout" svg:width="0.766cm" svg:height="1.02cm" svg:x="15.981cm" svg:y="3.34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0.939cm" svg:height="1.02cm" svg:x="15.981cm" svg:y="5.446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1" draw:layer="layout" svg:width="0.839cm" svg:height="1.02cm" svg:x="17.18cm" svg:y="0.146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1" draw:layer="layout" svg:width="0.807cm" svg:height="0.807cm" svg:x="18.28cm" svg:y="0.24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text-style-name="P1" draw:layer="layout" svg:width="0.807cm" svg:height="0.807cm" svg:x="20.781cm" svg:y="0.247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1" draw:layer="layout" svg:width="0.831cm" svg:height="1.02cm" svg:x="19.581cm" svg:y="0.146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1" draw:layer="layout" svg:width="0.939cm" svg:height="1.02cm" svg:x="21.981cm" svg:y="0.14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line draw:style-name="gr2" draw:text-style-name="P1" draw:layer="layout" svg:x1="17.233cm" svg:y1="2.148cm" svg:x2="18.026cm" svg:y2="1.362cm">
          <text:p/>
        </draw:line>
        <draw:line draw:style-name="gr2" draw:text-style-name="P1" draw:layer="layout" svg:x1="18.28cm" svg:y1="2.251cm" svg:x2="19.169cm" svg:y2="1.362cm">
          <text:p/>
        </draw:line>
        <draw:line draw:style-name="gr2" draw:text-style-name="P1" draw:layer="layout" svg:x1="18.661cm" svg:y1="3.013cm" svg:x2="20.312cm" svg:y2="1.362cm">
          <text:p/>
        </draw:line>
        <draw:line draw:style-name="gr2" draw:text-style-name="P1" draw:layer="layout" svg:x1="19.84cm" svg:y1="4.131cm" svg:x2="22.725cm" svg:y2="1.389cm">
          <text:p/>
        </draw:line>
        <draw:line draw:style-name="gr2" draw:text-style-name="P1" draw:layer="layout" svg:x1="21.201cm" svg:y1="3.929cm" svg:x2="22.852cm" svg:y2="2.405cm">
          <text:p/>
        </draw:line>
        <draw:line draw:style-name="gr2" draw:text-style-name="P1" draw:layer="layout" svg:x1="21.106cm" svg:y1="5.072cm" svg:x2="22.852cm" svg:y2="3.548cm">
          <text:p/>
        </draw:line>
        <draw:line draw:style-name="gr2" draw:text-style-name="P1" draw:layer="layout" svg:x1="19.931cm" svg:y1="3.013cm" svg:x2="21.582cm" svg:y2="1.362cm">
          <text:p/>
        </draw:line>
        <draw:line draw:style-name="gr2" draw:text-style-name="P1" draw:layer="layout" svg:x1="22.214cm" svg:y1="6.268cm" svg:x2="22.843cm" svg:y2="5.639cm">
          <text:p/>
        </draw:line>
        <draw:line draw:style-name="gr2" draw:text-style-name="P1" draw:layer="layout" svg:x1="21.962cm" svg:y1="5.471cm" svg:x2="22.851cm" svg:y2="4.582cm">
          <text:p/>
        </draw:line>
        <draw:frame draw:style-name="gr3" draw:text-style-name="P2" draw:layer="layout" svg:width="8.231cm" svg:height="1.047cm" svg:x="-0.165cm" svg:y="6.623cm">
          <draw:text-box>
            <text:p text:style-name="P2"><text:span text:style-name="T1">(a) Horizontal Traversal</text:span></text:p>
          </draw:text-box>
        </draw:frame>
        <draw:frame draw:style-name="gr3" draw:text-style-name="P2" draw:layer="layout" svg:width="7.62cm" svg:height="1.047cm" svg:x="8.235cm" svg:y="6.623cm">
          <draw:text-box>
            <text:p text:style-name="P2"><text:span text:style-name="T1">(b) Vertical Traversal</text:span></text:p>
          </draw:text-box>
        </draw:frame>
        <draw:frame draw:style-name="gr3" draw:text-style-name="P2" draw:layer="layout" svg:width="7.62cm" svg:height="1.047cm" svg:x="15.735cm" svg:y="6.623cm">
          <draw:text-box>
            <text:p text:style-name="P2"><text:span text:style-name="T1">(c) Diagonal Traversal</text:span></text:p>
          </draw:text-box>
        </draw:frame>
      </draw:page>
      <draw:page draw:name="page2" draw:style-name="dp1" draw:master-page-name="Default">
        <draw:frame draw:style-name="standard" draw:layer="layout" svg:width="7.28cm" svg:height="6.341cm" svg:x="0.656cm" svg:y="0.157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gr1" draw:text-style-name="P1" draw:layer="layout" svg:width="0.839cm" svg:height="1.02cm" svg:x="0.878cm" svg:y="1.208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1" draw:layer="layout" svg:width="0.807cm" svg:height="0.807cm" svg:x="0.878cm" svg:y="2.308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" draw:text-style-name="P1" draw:layer="layout" svg:width="0.807cm" svg:height="0.807cm" svg:x="0.879cm" svg:y="4.309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1" draw:layer="layout" svg:width="0.766cm" svg:height="1.02cm" svg:x="0.879cm" svg:y="3.308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" draw:text-style-name="P1" draw:layer="layout" svg:width="0.939cm" svg:height="1.02cm" svg:x="0.879cm" svg:y="5.408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" draw:text-style-name="P1" draw:layer="layout" svg:width="0.839cm" svg:height="1.02cm" svg:x="2.078cm" svg:y="0.108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" draw:text-style-name="P1" draw:layer="layout" svg:width="0.807cm" svg:height="0.807cm" svg:x="3.178cm" svg:y="0.208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" draw:text-style-name="P1" draw:layer="layout" svg:width="0.807cm" svg:height="0.807cm" svg:x="5.679cm" svg:y="0.209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" draw:text-style-name="P1" draw:layer="layout" svg:width="0.831cm" svg:height="1.02cm" svg:x="4.479cm" svg:y="0.10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" draw:text-style-name="P1" draw:layer="layout" svg:width="0.939cm" svg:height="1.02cm" svg:x="6.879cm" svg:y="0.10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line draw:style-name="gr2" draw:text-style-name="P1" draw:layer="layout" svg:x1="2.178cm" svg:y1="1.782cm" svg:x2="7.766cm" svg:y2="1.782cm">
          <text:p/>
        </draw:line>
        <draw:line draw:style-name="gr2" draw:text-style-name="P1" draw:layer="layout" svg:x1="3.448cm" svg:y1="2.865cm" svg:x2="7.747cm" svg:y2="2.865cm">
          <text:p/>
        </draw:line>
        <draw:line draw:style-name="gr2" draw:text-style-name="P1" draw:layer="layout" svg:x1="4.845cm" svg:y1="3.886cm" svg:x2="7.747cm" svg:y2="3.886cm">
          <text:p/>
        </draw:line>
        <draw:line draw:style-name="gr2" draw:text-style-name="P1" draw:layer="layout" svg:x1="6.769cm" svg:y1="6.004cm" svg:x2="7.677cm" svg:y2="6.023cm">
          <text:p/>
        </draw:line>
        <draw:frame draw:style-name="standard" draw:layer="layout" svg:width="7.28cm" svg:height="6.341cm" svg:x="9.857cm" svg:y="0.176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1" draw:text-style-name="P1" draw:layer="layout" svg:width="0.839cm" svg:height="1.02cm" svg:x="10.079cm" svg:y="1.227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" draw:text-style-name="P1" draw:layer="layout" svg:width="0.807cm" svg:height="0.807cm" svg:x="10.079cm" svg:y="2.327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1" draw:text-style-name="P1" draw:layer="layout" svg:width="0.807cm" svg:height="0.807cm" svg:x="10.08cm" svg:y="4.328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" draw:text-style-name="P1" draw:layer="layout" svg:width="0.766cm" svg:height="1.02cm" svg:x="10.08cm" svg:y="3.327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" draw:text-style-name="P1" draw:layer="layout" svg:width="0.939cm" svg:height="1.02cm" svg:x="10.08cm" svg:y="5.427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" draw:text-style-name="P1" draw:layer="layout" svg:width="0.839cm" svg:height="1.02cm" svg:x="11.279cm" svg:y="0.12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" draw:text-style-name="P1" draw:layer="layout" svg:width="0.807cm" svg:height="0.807cm" svg:x="12.379cm" svg:y="0.227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" draw:text-style-name="P1" draw:layer="layout" svg:width="0.807cm" svg:height="0.807cm" svg:x="14.88cm" svg:y="0.228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" draw:text-style-name="P1" draw:layer="layout" svg:width="0.831cm" svg:height="1.02cm" svg:x="13.68cm" svg:y="0.127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" draw:text-style-name="P1" draw:layer="layout" svg:width="0.939cm" svg:height="1.02cm" svg:x="16.08cm" svg:y="0.127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line draw:style-name="gr2" draw:text-style-name="P1" draw:layer="layout" svg:x1="11.63cm" svg:y1="1.451cm" svg:x2="11.63cm" svg:y2="2.34cm">
          <text:p/>
        </draw:line>
        <draw:line draw:style-name="gr2" draw:text-style-name="P1" draw:layer="layout" svg:x1="5.969cm" svg:y1="4.99cm" svg:x2="7.709cm" svg:y2="4.99cm">
          <text:p/>
        </draw:line>
        <draw:line draw:style-name="gr2" draw:text-style-name="P1" draw:layer="layout" svg:x1="12.81cm" svg:y1="1.413cm" svg:x2="12.81cm" svg:y2="3.153cm">
          <text:p/>
        </draw:line>
        <draw:line draw:style-name="gr2" draw:text-style-name="P1" draw:layer="layout" svg:x1="14.072cm" svg:y1="1.445cm" svg:x2="14.072cm" svg:y2="4.347cm">
          <text:p/>
        </draw:line>
        <draw:line draw:style-name="gr2" draw:text-style-name="P1" draw:layer="layout" svg:x1="15.299cm" svg:y1="1.425cm" svg:x2="15.299cm" svg:y2="5.261cm">
          <text:p/>
        </draw:line>
        <draw:line draw:style-name="gr2" draw:text-style-name="P1" draw:layer="layout" svg:x1="16.583cm" svg:y1="1.451cm" svg:x2="16.583cm" svg:y2="6.404cm">
          <text:p/>
        </draw:line>
        <draw:frame draw:style-name="gr3" draw:text-style-name="P2" draw:layer="layout" svg:width="8.231cm" svg:height="1.047cm" svg:x="0.335cm" svg:y="6.623cm">
          <draw:text-box>
            <text:p text:style-name="P2"><text:span text:style-name="T1">(a) Horizontal Traversal</text:span></text:p>
          </draw:text-box>
        </draw:frame>
        <draw:frame draw:style-name="gr3" draw:text-style-name="P2" draw:layer="layout" svg:width="7.62cm" svg:height="1.047cm" svg:x="10.235cm" svg:y="6.623cm">
          <draw:text-box>
            <text:p text:style-name="P2"><text:span text:style-name="T1">(b) Vertical Travers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</office:styles>
  <office:automatic-styles>
    <style:page-layout style:name="PM0">
      <style:page-layout-properties fo:margin-top="1cm" fo:margin-bottom="1cm" fo:margin-left="1cm" fo:margin-right="1cm" fo:page-width="17.78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lhuang </meta:initial-creator>
    <meta:creation-date>2016-12-24T12:50:29.239885963</meta:creation-date>
    <dc:date>2016-12-26T13:32:39.231668788</dc:date>
    <dc:creator>slhuang </dc:creator>
    <meta:editing-duration>P2DT38M11S</meta:editing-duration>
    <meta:editing-cycles>25</meta:editing-cycles>
    <meta:generator>LibreOffice/4.2.6.3$Linux_X86_64 LibreOffice_project/420m0$Build-3</meta:generator>
    <meta:document-statistic meta:object-count="89"/>
  </office:meta>
</office:document-meta>
</file>

<file path=Object 1/content.xml><?xml version="1.0" encoding="utf-8"?>
<math xmlns="http://www.w3.org/1998/Math/MathML" display="block">
  <semantics>
    <msubsup>
      <mi>f</mi>
      <mn>1</mn>
      <mstyle mathvariant="bold">
        <mi>'</mi>
      </mstyle>
    </msubsup>
    <annotation encoding="StarMath 5.0">f^{bold '}_1</annotation>
  </semantics>
</math>
</file>

<file path=Object 10/content.xml><?xml version="1.0" encoding="utf-8"?>
<math xmlns="http://www.w3.org/1998/Math/MathML" display="block">
  <semantics>
    <msubsup>
      <mi>f</mi>
      <mi>m</mi>
      <mstyle mathvariant="bold">
        <mi>'</mi>
      </mstyle>
    </msubsup>
    <annotation encoding="StarMath 5.0">f^{bold '}_m</annotation>
  </semantics>
</math>
</file>

<file path=Object 11/content.xml><?xml version="1.0" encoding="utf-8"?>
<math xmlns="http://www.w3.org/1998/Math/MathML" display="block">
  <semantics>
    <msubsup>
      <mi>f</mi>
      <mn>1</mn>
      <mstyle mathvariant="bold">
        <mi>'</mi>
      </mstyle>
    </msubsup>
    <annotation encoding="StarMath 5.0">f^{bold '}_1</annotation>
  </semantics>
</math>
</file>

<file path=Object 12/content.xml><?xml version="1.0" encoding="utf-8"?>
<math xmlns="http://www.w3.org/1998/Math/MathML" display="block">
  <semantics>
    <mn>...</mn>
    <annotation encoding="StarMath 5.0">...</annotation>
  </semantics>
</math>
</file>

<file path=Object 13/content.xml><?xml version="1.0" encoding="utf-8"?>
<math xmlns="http://www.w3.org/1998/Math/MathML" display="block">
  <semantics>
    <mn>...</mn>
    <annotation encoding="StarMath 5.0">...</annotation>
  </semantics>
</math>
</file>

<file path=Object 14/content.xml><?xml version="1.0" encoding="utf-8"?>
<math xmlns="http://www.w3.org/1998/Math/MathML" display="block">
  <semantics>
    <msubsup>
      <mi>f</mi>
      <mi>i</mi>
      <mstyle mathvariant="bold">
        <mi>'</mi>
      </mstyle>
    </msubsup>
    <annotation encoding="StarMath 5.0">f^{bold '}_i</annotation>
  </semantics>
</math>
</file>

<file path=Object 15/content.xml><?xml version="1.0" encoding="utf-8"?>
<math xmlns="http://www.w3.org/1998/Math/MathML" display="block">
  <semantics>
    <msubsup>
      <mi>f</mi>
      <mi>m</mi>
      <mstyle mathvariant="bold">
        <mi>'</mi>
      </mstyle>
    </msubsup>
    <annotation encoding="StarMath 5.0">f^{bold '}_m</annotation>
  </semantics>
</math>
</file>

<file path=Object 16/content.xml><?xml version="1.0" encoding="utf-8"?>
<math xmlns="http://www.w3.org/1998/Math/MathML" display="block">
  <semantics>
    <msubsup>
      <mi>f</mi>
      <mn>1</mn>
      <mstyle mathvariant="bold">
        <mi>'</mi>
      </mstyle>
    </msubsup>
    <annotation encoding="StarMath 5.0">f^{bold '}_1</annotation>
  </semantics>
</math>
</file>

<file path=Object 17/content.xml><?xml version="1.0" encoding="utf-8"?>
<math xmlns="http://www.w3.org/1998/Math/MathML" display="block">
  <semantics>
    <mn>...</mn>
    <annotation encoding="StarMath 5.0">...</annotation>
  </semantics>
</math>
</file>

<file path=Object 18/content.xml><?xml version="1.0" encoding="utf-8"?>
<math xmlns="http://www.w3.org/1998/Math/MathML" display="block">
  <semantics>
    <mn>...</mn>
    <annotation encoding="StarMath 5.0">...</annotation>
  </semantics>
</math>
</file>

<file path=Object 19/content.xml><?xml version="1.0" encoding="utf-8"?>
<math xmlns="http://www.w3.org/1998/Math/MathML" display="block">
  <semantics>
    <msubsup>
      <mi>f</mi>
      <mi>j</mi>
      <mstyle mathvariant="bold">
        <mi>'</mi>
      </mstyle>
    </msubsup>
    <annotation encoding="StarMath 5.0">f^{bold '}_j</annotation>
  </semantics>
</math>
</file>

<file path=Object 2/content.xml><?xml version="1.0" encoding="utf-8"?>
<math xmlns="http://www.w3.org/1998/Math/MathML" display="block">
  <semantics>
    <msubsup>
      <mi>f</mi>
      <mi>i</mi>
      <mstyle mathvariant="bold">
        <mi>'</mi>
      </mstyle>
    </msubsup>
    <annotation encoding="StarMath 5.0">f^{bold '}_i</annotation>
  </semantics>
</math>
</file>

<file path=Object 20/content.xml><?xml version="1.0" encoding="utf-8"?>
<math xmlns="http://www.w3.org/1998/Math/MathML" display="block">
  <semantics>
    <msubsup>
      <mi>f</mi>
      <mi>m</mi>
      <mstyle mathvariant="bold">
        <mi>'</mi>
      </mstyle>
    </msubsup>
    <annotation encoding="StarMath 5.0">f^{bold '}_m</annotation>
  </semantics>
</math>
</file>

<file path=Object 21/content.xml><?xml version="1.0" encoding="utf-8"?>
<math xmlns="http://www.w3.org/1998/Math/MathML" display="block">
  <semantics>
    <msubsup>
      <mi>f</mi>
      <mn>1</mn>
      <mstyle mathvariant="bold">
        <mi>'</mi>
      </mstyle>
    </msubsup>
    <annotation encoding="StarMath 5.0">f^{bold '}_1</annotation>
  </semantics>
</math>
</file>

<file path=Object 22/content.xml><?xml version="1.0" encoding="utf-8"?>
<math xmlns="http://www.w3.org/1998/Math/MathML" display="block">
  <semantics>
    <mn>...</mn>
    <annotation encoding="StarMath 5.0">...</annotation>
  </semantics>
</math>
</file>

<file path=Object 23/content.xml><?xml version="1.0" encoding="utf-8"?>
<math xmlns="http://www.w3.org/1998/Math/MathML" display="block">
  <semantics>
    <mn>...</mn>
    <annotation encoding="StarMath 5.0">...</annotation>
  </semantics>
</math>
</file>

<file path=Object 24/content.xml><?xml version="1.0" encoding="utf-8"?>
<math xmlns="http://www.w3.org/1998/Math/MathML" display="block">
  <semantics>
    <msubsup>
      <mi>f</mi>
      <mi>i</mi>
      <mstyle mathvariant="bold">
        <mi>'</mi>
      </mstyle>
    </msubsup>
    <annotation encoding="StarMath 5.0">f^{bold '}_i</annotation>
  </semantics>
</math>
</file>

<file path=Object 25/content.xml><?xml version="1.0" encoding="utf-8"?>
<math xmlns="http://www.w3.org/1998/Math/MathML" display="block">
  <semantics>
    <msubsup>
      <mi>f</mi>
      <mi>m</mi>
      <mstyle mathvariant="bold">
        <mi>'</mi>
      </mstyle>
    </msubsup>
    <annotation encoding="StarMath 5.0">f^{bold '}_m</annotation>
  </semantics>
</math>
</file>

<file path=Object 26/content.xml><?xml version="1.0" encoding="utf-8"?>
<math xmlns="http://www.w3.org/1998/Math/MathML" display="block">
  <semantics>
    <msubsup>
      <mi>f</mi>
      <mn>1</mn>
      <mstyle mathvariant="bold">
        <mi>'</mi>
      </mstyle>
    </msubsup>
    <annotation encoding="StarMath 5.0">f^{bold '}_1</annotation>
  </semantics>
</math>
</file>

<file path=Object 27/content.xml><?xml version="1.0" encoding="utf-8"?>
<math xmlns="http://www.w3.org/1998/Math/MathML" display="block">
  <semantics>
    <mn>...</mn>
    <annotation encoding="StarMath 5.0">...</annotation>
  </semantics>
</math>
</file>

<file path=Object 28/content.xml><?xml version="1.0" encoding="utf-8"?>
<math xmlns="http://www.w3.org/1998/Math/MathML" display="block">
  <semantics>
    <mn>...</mn>
    <annotation encoding="StarMath 5.0">...</annotation>
  </semantics>
</math>
</file>

<file path=Object 29/content.xml><?xml version="1.0" encoding="utf-8"?>
<math xmlns="http://www.w3.org/1998/Math/MathML" display="block">
  <semantics>
    <msubsup>
      <mi>f</mi>
      <mi>j</mi>
      <mstyle mathvariant="bold">
        <mi>'</mi>
      </mstyle>
    </msubsup>
    <annotation encoding="StarMath 5.0">f^{bold '}_j</annotation>
  </semantics>
</math>
</file>

<file path=Object 3/content.xml><?xml version="1.0" encoding="utf-8"?>
<math xmlns="http://www.w3.org/1998/Math/MathML" display="block">
  <semantics>
    <msubsup>
      <mi>f</mi>
      <mi>m</mi>
      <mstyle mathvariant="bold">
        <mi>'</mi>
      </mstyle>
    </msubsup>
    <annotation encoding="StarMath 5.0">f^{bold '}_m</annotation>
  </semantics>
</math>
</file>

<file path=Object 30/content.xml><?xml version="1.0" encoding="utf-8"?>
<math xmlns="http://www.w3.org/1998/Math/MathML" display="block">
  <semantics>
    <msubsup>
      <mi>f</mi>
      <mi>m</mi>
      <mstyle mathvariant="bold">
        <mi>'</mi>
      </mstyle>
    </msubsup>
    <annotation encoding="StarMath 5.0">f^{bold '}_m</annotation>
  </semantics>
</math>
</file>

<file path=Object 31/content.xml><?xml version="1.0" encoding="utf-8"?>
<math xmlns="http://www.w3.org/1998/Math/MathML" display="block">
  <semantics>
    <msubsup>
      <mi>f</mi>
      <mn>1</mn>
      <mstyle mathvariant="bold">
        <mi>'</mi>
      </mstyle>
    </msubsup>
    <annotation encoding="StarMath 5.0">f^{bold '}_1</annotation>
  </semantics>
</math>
</file>

<file path=Object 32/content.xml><?xml version="1.0" encoding="utf-8"?>
<math xmlns="http://www.w3.org/1998/Math/MathML" display="block">
  <semantics>
    <mn>...</mn>
    <annotation encoding="StarMath 5.0">...</annotation>
  </semantics>
</math>
</file>

<file path=Object 33/content.xml><?xml version="1.0" encoding="utf-8"?>
<math xmlns="http://www.w3.org/1998/Math/MathML" display="block">
  <semantics>
    <mn>...</mn>
    <annotation encoding="StarMath 5.0">...</annotation>
  </semantics>
</math>
</file>

<file path=Object 34/content.xml><?xml version="1.0" encoding="utf-8"?>
<math xmlns="http://www.w3.org/1998/Math/MathML" display="block">
  <semantics>
    <msubsup>
      <mi>f</mi>
      <mi>i</mi>
      <mstyle mathvariant="bold">
        <mi>'</mi>
      </mstyle>
    </msubsup>
    <annotation encoding="StarMath 5.0">f^{bold '}_i</annotation>
  </semantics>
</math>
</file>

<file path=Object 35/content.xml><?xml version="1.0" encoding="utf-8"?>
<math xmlns="http://www.w3.org/1998/Math/MathML" display="block">
  <semantics>
    <msubsup>
      <mi>f</mi>
      <mi>m</mi>
      <mstyle mathvariant="bold">
        <mi>'</mi>
      </mstyle>
    </msubsup>
    <annotation encoding="StarMath 5.0">f^{bold '}_m</annotation>
  </semantics>
</math>
</file>

<file path=Object 36/content.xml><?xml version="1.0" encoding="utf-8"?>
<math xmlns="http://www.w3.org/1998/Math/MathML" display="block">
  <semantics>
    <msubsup>
      <mi>f</mi>
      <mn>1</mn>
      <mstyle mathvariant="bold">
        <mi>'</mi>
      </mstyle>
    </msubsup>
    <annotation encoding="StarMath 5.0">f^{bold '}_1</annotation>
  </semantics>
</math>
</file>

<file path=Object 37/content.xml><?xml version="1.0" encoding="utf-8"?>
<math xmlns="http://www.w3.org/1998/Math/MathML" display="block">
  <semantics>
    <mn>...</mn>
    <annotation encoding="StarMath 5.0">...</annotation>
  </semantics>
</math>
</file>

<file path=Object 38/content.xml><?xml version="1.0" encoding="utf-8"?>
<math xmlns="http://www.w3.org/1998/Math/MathML" display="block">
  <semantics>
    <mn>...</mn>
    <annotation encoding="StarMath 5.0">...</annotation>
  </semantics>
</math>
</file>

<file path=Object 39/content.xml><?xml version="1.0" encoding="utf-8"?>
<math xmlns="http://www.w3.org/1998/Math/MathML" display="block">
  <semantics>
    <msubsup>
      <mi>f</mi>
      <mi>j</mi>
      <mstyle mathvariant="bold">
        <mi>'</mi>
      </mstyle>
    </msubsup>
    <annotation encoding="StarMath 5.0">f^{bold '}_j</annotation>
  </semantics>
</math>
</file>

<file path=Object 4/content.xml><?xml version="1.0" encoding="utf-8"?>
<math xmlns="http://www.w3.org/1998/Math/MathML" display="block">
  <semantics>
    <mn>...</mn>
    <annotation encoding="StarMath 5.0">...</annotation>
  </semantics>
</math>
</file>

<file path=Object 40/content.xml><?xml version="1.0" encoding="utf-8"?>
<math xmlns="http://www.w3.org/1998/Math/MathML" display="block">
  <semantics>
    <msubsup>
      <mi>f</mi>
      <mi>m</mi>
      <mstyle mathvariant="bold">
        <mi>'</mi>
      </mstyle>
    </msubsup>
    <annotation encoding="StarMath 5.0">f^{bold '}_m</annotation>
  </semantics>
</math>
</file>

<file path=Object 41/content.xml><?xml version="1.0" encoding="utf-8"?>
<math xmlns="http://www.w3.org/1998/Math/MathML" display="block">
  <semantics>
    <msubsup>
      <mi>f</mi>
      <mn>1</mn>
      <mstyle mathvariant="bold">
        <mi>'</mi>
      </mstyle>
    </msubsup>
    <annotation encoding="StarMath 5.0">f^{bold '}_1</annotation>
  </semantics>
</math>
</file>

<file path=Object 42/content.xml><?xml version="1.0" encoding="utf-8"?>
<math xmlns="http://www.w3.org/1998/Math/MathML" display="block">
  <semantics>
    <mn>...</mn>
    <annotation encoding="StarMath 5.0">...</annotation>
  </semantics>
</math>
</file>

<file path=Object 43/content.xml><?xml version="1.0" encoding="utf-8"?>
<math xmlns="http://www.w3.org/1998/Math/MathML" display="block">
  <semantics>
    <mn>...</mn>
    <annotation encoding="StarMath 5.0">...</annotation>
  </semantics>
</math>
</file>

<file path=Object 44/content.xml><?xml version="1.0" encoding="utf-8"?>
<math xmlns="http://www.w3.org/1998/Math/MathML" display="block">
  <semantics>
    <msubsup>
      <mi>f</mi>
      <mi>i</mi>
      <mstyle mathvariant="bold">
        <mi>'</mi>
      </mstyle>
    </msubsup>
    <annotation encoding="StarMath 5.0">f^{bold '}_i</annotation>
  </semantics>
</math>
</file>

<file path=Object 45/content.xml><?xml version="1.0" encoding="utf-8"?>
<math xmlns="http://www.w3.org/1998/Math/MathML" display="block">
  <semantics>
    <msubsup>
      <mi>f</mi>
      <mi>m</mi>
      <mstyle mathvariant="bold">
        <mi>'</mi>
      </mstyle>
    </msubsup>
    <annotation encoding="StarMath 5.0">f^{bold '}_m</annotation>
  </semantics>
</math>
</file>

<file path=Object 46/content.xml><?xml version="1.0" encoding="utf-8"?>
<math xmlns="http://www.w3.org/1998/Math/MathML" display="block">
  <semantics>
    <msubsup>
      <mi>f</mi>
      <mn>1</mn>
      <mstyle mathvariant="bold">
        <mi>'</mi>
      </mstyle>
    </msubsup>
    <annotation encoding="StarMath 5.0">f^{bold '}_1</annotation>
  </semantics>
</math>
</file>

<file path=Object 47/content.xml><?xml version="1.0" encoding="utf-8"?>
<math xmlns="http://www.w3.org/1998/Math/MathML" display="block">
  <semantics>
    <mn>...</mn>
    <annotation encoding="StarMath 5.0">...</annotation>
  </semantics>
</math>
</file>

<file path=Object 48/content.xml><?xml version="1.0" encoding="utf-8"?>
<math xmlns="http://www.w3.org/1998/Math/MathML" display="block">
  <semantics>
    <mn>...</mn>
    <annotation encoding="StarMath 5.0">...</annotation>
  </semantics>
</math>
</file>

<file path=Object 49/content.xml><?xml version="1.0" encoding="utf-8"?>
<math xmlns="http://www.w3.org/1998/Math/MathML" display="block">
  <semantics>
    <msubsup>
      <mi>f</mi>
      <mi>j</mi>
      <mstyle mathvariant="bold">
        <mi>'</mi>
      </mstyle>
    </msubsup>
    <annotation encoding="StarMath 5.0">f^{bold '}_j</annotation>
  </semantics>
</math>
</file>

<file path=Object 5/content.xml><?xml version="1.0" encoding="utf-8"?>
<math xmlns="http://www.w3.org/1998/Math/MathML" display="block">
  <semantics>
    <mn>...</mn>
    <annotation encoding="StarMath 5.0">...</annotation>
  </semantics>
</math>
</file>

<file path=Object 50/content.xml><?xml version="1.0" encoding="utf-8"?>
<math xmlns="http://www.w3.org/1998/Math/MathML" display="block">
  <semantics>
    <msubsup>
      <mi>f</mi>
      <mi>m</mi>
      <mstyle mathvariant="bold">
        <mi>'</mi>
      </mstyle>
    </msubsup>
    <annotation encoding="StarMath 5.0">f^{bold '}_m</annotation>
  </semantics>
</math>
</file>

<file path=Object 6/content.xml><?xml version="1.0" encoding="utf-8"?>
<math xmlns="http://www.w3.org/1998/Math/MathML" display="block">
  <semantics>
    <msubsup>
      <mi>f</mi>
      <mn>1</mn>
      <mstyle mathvariant="bold">
        <mi>'</mi>
      </mstyle>
    </msubsup>
    <annotation encoding="StarMath 5.0">f^{bold '}_1</annotation>
  </semantics>
</math>
</file>

<file path=Object 7/content.xml><?xml version="1.0" encoding="utf-8"?>
<math xmlns="http://www.w3.org/1998/Math/MathML" display="block">
  <semantics>
    <mn>...</mn>
    <annotation encoding="StarMath 5.0">...</annotation>
  </semantics>
</math>
</file>

<file path=Object 8/content.xml><?xml version="1.0" encoding="utf-8"?>
<math xmlns="http://www.w3.org/1998/Math/MathML" display="block">
  <semantics>
    <mn>...</mn>
    <annotation encoding="StarMath 5.0">...</annotation>
  </semantics>
</math>
</file>

<file path=Object 9/content.xml><?xml version="1.0" encoding="utf-8"?>
<math xmlns="http://www.w3.org/1998/Math/MathML" display="block">
  <semantics>
    <msubsup>
      <mi>f</mi>
      <mi>j</mi>
      <mstyle mathvariant="bold">
        <mi>'</mi>
      </mstyle>
    </msubsup>
    <annotation encoding="StarMath 5.0">f^{bold '}_j</annotation>
  </semantics>
</math>
</file>